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ler.exportContent( ExportContext context , boolean isCol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Handler.isDefinedByFilteredNodeType( PropertyDefinition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Handler.getContentNode( ExportContext context , boolean is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Handler.canExport( ExportContext context , boolean isColle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Handler.DefaultHandler( IOManager ioManager , String collectionNodetype , String defaultNodetype , String contentN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Handl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getContentNode( ImportContext context , boolean isCollec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Handler.canExport( ExportContext context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Handler.importContent( ImportContext context , boolean isCollec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Handler.getJcrName( DavPropertyName propName ,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Handler.Defa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Handler.canExport( PropertyEx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getIO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setJcrProperty( DavProperty property , Node conten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Handler.canImport( ImportContext context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Handler.setLastModified( Node contentNode , long 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Handler.canImport( PropertyImportContext context , boolean isColle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Handler.getDavName( String jcrName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Handler.importContent( ImportContext context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Handler.DefaultHandler( IOManager io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getConten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exportData( ExportContext context , boolean isCollection , Node conten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Handler.setIOManager( IOManager io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importProperties( ImportContext context , boolean isCollection , Node content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Handler.canImport( ImportContext context , boolean isColl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Handler.importData( ImportContext context , boolean isCollection , Node content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Handler.removeJcrProperty( DavPropertyName propertyName , Node content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Handler.exportProperties( ExportContext context , boolean isCollection , Node contentN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efaultHandler.forceCompatibleContent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ler.exportContent( ExportContext context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Handler.exportProperties( PropertyExportContext exportContext , boolean isCollec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faultHandler.importProperties( PropertyImportContext importContext , boolean isCollec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faultHandler.getCollection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